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fo:font-weight="bold" officeooo:rsid="0011aeb7" officeooo:paragraph-rsid="0011aeb7" style:font-weight-asian="bold" style:font-weight-complex="bold"/>
    </style:style>
    <style:style style:name="P2" style:family="paragraph" style:parent-style-name="Standard">
      <style:text-properties fo:font-size="12pt" fo:font-weight="normal" officeooo:rsid="0011aeb7" officeooo:paragraph-rsid="00176bcb" style:font-weight-asian="normal" style:font-weight-complex="normal"/>
    </style:style>
    <style:style style:name="P3" style:family="paragraph" style:parent-style-name="Standard">
      <style:text-properties fo:font-size="12pt" fo:font-weight="normal" officeooo:rsid="00150299" officeooo:paragraph-rsid="00150299" style:font-weight-asian="normal" style:font-weight-complex="normal"/>
    </style:style>
    <style:style style:name="P4" style:family="paragraph" style:parent-style-name="Standard">
      <style:text-properties fo:font-size="12pt" fo:font-weight="normal" officeooo:rsid="001579e4" officeooo:paragraph-rsid="001579e4" style:font-weight-asian="normal" style:font-weight-complex="normal"/>
    </style:style>
    <style:style style:name="P5" style:family="paragraph" style:parent-style-name="Standard">
      <style:text-properties fo:font-size="12pt" fo:font-weight="normal" officeooo:rsid="00176bcb" officeooo:paragraph-rsid="00176bcb" style:font-weight-asian="normal" style:font-weight-complex="normal"/>
    </style:style>
    <style:style style:name="P6" style:family="paragraph" style:parent-style-name="Standard">
      <style:text-properties fo:font-size="12pt" fo:font-weight="normal" officeooo:rsid="0019f6ad" officeooo:paragraph-rsid="001a155d" style:font-weight-asian="normal" style:font-weight-complex="normal"/>
    </style:style>
    <style:style style:name="P7" style:family="paragraph" style:parent-style-name="Standard">
      <style:text-properties fo:font-size="12pt" fo:font-weight="normal" officeooo:rsid="001a155d" officeooo:paragraph-rsid="001a155d" style:font-weight-asian="normal" style:font-weight-complex="normal"/>
    </style:style>
    <style:style style:name="P8" style:family="paragraph" style:parent-style-name="Standard">
      <style:text-properties fo:font-size="12pt" fo:font-weight="bold" officeooo:rsid="0013dd5c" officeooo:paragraph-rsid="0013dd5c" style:font-weight-asian="bold" style:font-weight-complex="bold"/>
    </style:style>
    <style:style style:name="P9" style:family="paragraph" style:parent-style-name="Standard">
      <style:text-properties fo:font-size="12pt" style:text-underline-style="none" fo:font-weight="normal" officeooo:rsid="00176bcb" officeooo:paragraph-rsid="00176bcb" style:font-weight-asian="normal" style:font-weight-complex="normal"/>
    </style:style>
    <style:style style:name="P10" style:family="paragraph" style:parent-style-name="Standard">
      <style:text-properties fo:font-size="12pt" style:text-underline-style="none" fo:font-weight="normal" officeooo:rsid="0017f7c4" officeooo:paragraph-rsid="0017f7c4" style:font-weight-asian="normal" style:font-weight-complex="normal"/>
    </style:style>
    <style:style style:name="P11" style:family="paragraph" style:parent-style-name="Standard">
      <style:text-properties fo:font-size="12pt" style:text-underline-style="none" fo:font-weight="normal" officeooo:rsid="0018b3a7" officeooo:paragraph-rsid="0018b3a7" style:font-weight-asian="normal" style:font-weight-complex="normal"/>
    </style:style>
    <style:style style:name="P12" style:family="paragraph" style:parent-style-name="Standard">
      <style:text-properties fo:font-size="12pt" style:text-underline-style="none" fo:font-weight="normal" officeooo:rsid="0019f6ad" officeooo:paragraph-rsid="0019f6ad" style:font-weight-asian="normal" style:font-weight-complex="normal"/>
    </style:style>
    <style:style style:name="P13" style:family="paragraph" style:parent-style-name="Standard">
      <style:text-properties fo:font-size="12pt" fo:font-style="italic" style:text-underline-style="none" fo:font-weight="normal" officeooo:rsid="0019f6ad" officeooo:paragraph-rsid="0019f6ad" style:font-style-asian="italic" style:font-weight-asian="normal" style:font-style-complex="italic" style:font-weight-complex="normal"/>
    </style:style>
    <style:style style:name="P14" style:family="paragraph" style:parent-style-name="Standard">
      <style:text-properties fo:font-size="10pt" fo:font-weight="normal" officeooo:rsid="00176bcb" officeooo:paragraph-rsid="00176bcb" style:font-weight-asian="normal" style:font-weight-complex="normal"/>
    </style:style>
    <style:style style:name="P15" style:family="paragraph" style:parent-style-name="Standard">
      <style:text-properties officeooo:paragraph-rsid="00150299"/>
    </style:style>
    <style:style style:name="P16" style:family="paragraph" style:parent-style-name="Standard">
      <style:text-properties fo:font-size="14pt" fo:font-weight="bold" officeooo:rsid="0019f6ad" officeooo:paragraph-rsid="0019f6ad" style:font-weight-asian="bold" style:font-weight-complex="bold"/>
    </style:style>
    <style:style style:name="P17" style:family="paragraph" style:parent-style-name="Standard">
      <style:text-properties fo:font-size="14pt" fo:font-weight="bold" officeooo:rsid="001a155d" officeooo:paragraph-rsid="001a155d" style:font-weight-asian="bold" style:font-weight-complex="bold"/>
    </style:style>
    <style:style style:name="P18" style:family="paragraph" style:parent-style-name="Standard">
      <style:text-properties fo:font-size="16pt" fo:font-weight="bold" officeooo:rsid="00150299" officeooo:paragraph-rsid="00150299" style:font-weight-asian="bold" style:font-weight-complex="bold"/>
    </style:style>
    <style:style style:name="P19" style:family="paragraph" style:parent-style-name="Standard">
      <style:text-properties fo:font-size="16pt" fo:font-weight="bold" officeooo:rsid="00176bcb" officeooo:paragraph-rsid="00176bcb" style:font-weight-asian="bold" style:font-weight-complex="bold"/>
    </style:style>
    <style:style style:name="P20" style:family="paragraph" style:parent-style-name="Standard">
      <style:text-properties fo:font-size="16pt" style:text-underline-style="none" fo:font-weight="bold" officeooo:rsid="0017f7c4" officeooo:paragraph-rsid="0017f7c4" style:font-weight-asian="bold" style:font-weight-complex="bold"/>
    </style:style>
    <style:style style:name="P21" style:family="paragraph" style:parent-style-name="Standard">
      <style:text-properties fo:font-style="italic" fo:font-weight="bold" officeooo:paragraph-rsid="00150299" style:font-style-asian="italic" style:font-weight-asian="bold" style:font-style-complex="italic" style:font-weight-complex="bold"/>
    </style:style>
    <style:style style:name="P22" style:family="paragraph" style:parent-style-name="Standard">
      <style:text-properties fo:font-size="12pt" fo:font-weight="normal" officeooo:rsid="0013dd5c" officeooo:paragraph-rsid="0013dd5c" style:font-weight-asian="normal" style:font-weight-complex="normal"/>
    </style:style>
    <style:style style:name="P23" style:family="paragraph" style:parent-style-name="Standard">
      <style:text-properties fo:font-size="12pt" fo:font-weight="normal" officeooo:rsid="00150299" officeooo:paragraph-rsid="00150299" style:font-weight-asian="normal" style:font-weight-complex="normal"/>
    </style:style>
    <style:style style:name="P24" style:family="paragraph" style:parent-style-name="Standard" style:list-style-name="L1">
      <style:text-properties fo:font-size="12pt" fo:font-weight="normal" officeooo:rsid="001579e4" officeooo:paragraph-rsid="001579e4" style:font-weight-asian="normal" style:font-weight-complex="normal"/>
    </style:style>
    <style:style style:name="P25" style:family="paragraph" style:parent-style-name="Standard">
      <style:text-properties fo:font-size="12pt" fo:font-style="italic" fo:font-weight="bold" officeooo:rsid="0013dd5c" officeooo:paragraph-rsid="0013dd5c" style:font-style-asian="italic" style:font-weight-asian="bold" style:font-style-complex="italic" style:font-weight-complex="bold"/>
    </style:style>
    <style:style style:name="T1" style:family="text">
      <style:text-properties officeooo:rsid="0013dd5c"/>
    </style:style>
    <style:style style:name="T2" style:family="text">
      <style:text-properties fo:font-weight="normal" style:font-weight-asian="normal" style:font-weight-complex="normal"/>
    </style:style>
    <style:style style:name="T3" style:family="text">
      <style:text-properties fo:font-weight="normal" officeooo:rsid="001b0e23" style:font-weight-asian="normal" style:font-weight-complex="normal"/>
    </style:style>
    <style:style style:name="T4" style:family="text">
      <style:text-properties fo:font-size="12pt" fo:font-weight="normal" officeooo:rsid="0013dd5c" style:font-weight-asian="normal" style:font-weight-complex="normal"/>
    </style:style>
    <style:style style:name="T5" style:family="text">
      <style:text-properties fo:font-size="12pt" fo:font-weight="normal" officeooo:rsid="00150299" style:font-weight-asian="normal" style:font-weight-complex="normal"/>
    </style:style>
    <style:style style:name="T6" style:family="text">
      <style:text-properties fo:font-size="12pt" fo:font-style="italic" fo:font-weight="bold" officeooo:rsid="0013dd5c" style:font-style-asian="italic" style:font-weight-asian="bold" style:font-style-complex="italic" style:font-weight-complex="bold"/>
    </style:style>
    <style:style style:name="T7" style:family="text">
      <style:text-properties fo:font-size="12pt" fo:font-style="italic" fo:font-weight="bold" officeooo:rsid="00150299" style:font-style-asian="italic" style:font-weight-asian="bold" style:font-style-complex="italic" style:font-weight-complex="bold"/>
    </style:style>
    <style:style style:name="T8" style:family="text">
      <style:text-properties fo:font-size="12pt" fo:font-weight="bold" officeooo:rsid="0013dd5c" style:font-weight-asian="bold" style:font-weight-complex="bold"/>
    </style:style>
    <style:style style:name="T9" style:family="text">
      <style:text-properties fo:font-size="12pt" officeooo:rsid="0013dd5c"/>
    </style:style>
    <style:style style:name="T10" style:family="text">
      <style:text-properties fo:font-size="16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officeooo:rsid="001579e4"/>
    </style:style>
    <style:style style:name="T15" style:family="text">
      <style:text-properties style:text-underline-style="solid" style:text-underline-width="auto" style:text-underline-color="font-color"/>
    </style:style>
    <style:style style:name="T16" style:family="text">
      <style:text-properties officeooo:rsid="0017f7c4"/>
    </style:style>
    <style:style style:name="T17" style:family="text">
      <style:text-properties officeooo:rsid="0019f6ad"/>
    </style:style>
    <style:style style:name="T18" style:family="text">
      <style:text-properties fo:font-style="normal" style:font-style-asian="normal" style:font-style-complex="normal"/>
    </style:style>
    <style:style style:name="T19" style:family="text">
      <style:text-properties officeooo:rsid="001a15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weet Sentiment Analysis(Report)</text:p>
      <text:p text:style-name="P1"/>
      <text:p text:style-name="P8"><text:span text:style-name="T10">TASK-</text:span><text:span text:style-name="T2">given the tweet the task </text:span><text:span text:style-name="T3">is</text:span><text:span text:style-name="T2"> to select a part of the tweet which conveys the sentiment of the tweet as neutral, positive or negative.</text:span></text:p>
      <text:p text:style-name="P22"/>
      <text:p text:style-name="P22"/>
      <text:p text:style-name="P19">Exploring Word Embedding Concepts</text:p>
      <text:p text:style-name="P5">The project started with the exploration of various word embeddings like <text:a xlink:type="simple" xlink:href="mailto:Word@Vec" text:style-name="Internet_20_link" text:visited-style-name="Visited_20_Internet_20_Link">Word2Vec</text:a> and <text:span text:style-name="T15">Glove.</text:span></text:p>
      <text:p text:style-name="P9">Understood the <text:span text:style-name="T16">why One-Hot encoding was insufficient to store relations between the words and why word embeddings based on relation between words was needed.</text:span></text:p>
      <text:p text:style-name="P10">Further I also used word2vec pre-trained embeddings to find relationships among words, by finding most similar words and also analyzed the biases present in these embeddings and tried to remove these biases.</text:p>
      <text:p text:style-name="P10"/>
      <text:p text:style-name="P10"/>
      <text:p text:style-name="P20">Exploring LSTMs and GRUs</text:p>
      <text:p text:style-name="P11">I learned how LSTMs are able to capture long term dependencies in input tokens(which are a part of sentence) used the concept of hidden states and forget and update gates.</text:p>
      <text:p text:style-name="P11">In this process I also came to know about <text:span text:style-name="T17">language modelling and Machine Translation using LSTMs networks .</text:span></text:p>
      <text:p text:style-name="P12">Machine Translation uses an encoder and a decoder LSTMs to generate the translation.</text:p>
      <text:p text:style-name="P13">This same concept extended further which leads to attention models and transformers which are backbone of BERT language model.<text:span text:style-name="T13">(https://arxiv.org/abs/1706.03762)</text:span></text:p>
      <text:p text:style-name="P14"/>
      <text:p text:style-name="P14"/>
      <text:p text:style-name="P16">Exploring Attention and Transformers</text:p>
      <text:p text:style-name="P6">Further exploration of <text:span text:style-name="T19">LSTMs led me to explore which use the concept of attention in the decoder layers to capture a effect of input of fixed window size in predicting the output.</text:span><text:span text:style-name="T12">(https://arxiv.org/abs/1706.03762)</text:span></text:p>
      <text:p text:style-name="P7">This led to exploration of tranformers models which use <text:span text:style-name="T11">multi-head attention </text:span><text:span text:style-name="T18">to capture the relationships between the neighbouring words.</text:span></text:p>
      <text:p text:style-name="P14"/>
      <text:p text:style-name="P14"/>
      <text:p text:style-name="P14"/>
      <text:p text:style-name="P17">Exploration of Actual Tweet Dataset of Kaggle</text:p>
      <text:p text:style-name="P2">So the exploration started with an Exploratory Data Analysis of the tweet dataset <text:span text:style-name="T1">on Kaggle.com which is hosting the competition.</text:span></text:p>
      <text:p text:style-name="P2"/>
      <text:p text:style-name="P22"/>
      <text:p text:style-name="P15"><text:span text:style-name="T4">After EDA I came across a model which was using roBerta language model for modelling the problem as question answering task and using roBerta language model by facebook as the pre-trained language model</text:span><text:span text:style-name="T8">.</text:span><text:span text:style-name="T6">(</text:span><text:a xlink:type="simple" xlink:href="https://www.kaggle.com/cdeotte/tensorflow-roberta-0-705" text:style-name="Internet_20_link" text:visited-style-name="Visited_20_Internet_20_Link"><text:span text:style-name="T11">https://www.kaggle.com/cdeotte/tensorflow-roberta-0-705</text:span></text:a><text:span text:style-name="T11">, </text:span></text:p>
      <text:p text:style-name="P21"><text:tab/><text:tab/><text:tab/> <text:s text:c="4"/>https://www.kaggle.com/abhishek/roberta-inference-5-folds <text:span text:style-name="T9">)</text:span></text:p>
      <text:p text:style-name="P25"/>
      <text:p text:style-name="P15"><text:span text:style-name="T4">This led me to exploration of the </text:span><text:span text:style-name="T5">logic and the theory behind Bert based models and how the output generated by this model can be used to perform different NLP tasks.Theses NLP tasks are summarised towards the end of this paper</text:span><text:span text:style-name="T7">(</text:span><text:a xlink:type="simple" xlink:href="https://arxiv.org/pdf/1810.04805.pdf" text:style-name="Internet_20_link" text:visited-style-name="Visited_20_Internet_20_Link"><text:span text:style-name="T7">https://arxiv.org/pdf/1810.04805.pdf</text:span></text:a><text:span text:style-name="T7"> ),</text:span><text:span text:style-name="T5"> which is the official paper introducing bert.</text:span></text:p>
      <text:p text:style-name="P3"/>
      <text:p text:style-name="P3"/>
      <text:p text:style-name="P3"><text:soft-page-break/></text:p>
      <text:p text:style-name="P18">Understanding BERT</text:p>
      <text:p text:style-name="P3">As the roBerta model is based on bert the output is similar to bert and can be used similarly.</text:p>
      <text:p text:style-name="P3">The best thing about BERT is that it can be used for a variety of tasks <text:span text:style-name="T14">with just few lines of fine-tuning(e.g. stacking fully-connected layers at end and using <text:s/>softmax)</text:span></text:p>
      <text:list xml:id="list3699268684" text:style-name="L1">
        <text:list-item>
          <text:p text:style-name="P24">Sentence Pair Classification Tasks</text:p>
        </text:list-item>
        <text:list-item>
          <text:p text:style-name="P24">Single Sentence Classification Tasks</text:p>
        </text:list-item>
        <text:list-item>
          <text:p text:style-name="P24">Question Answering Tasks</text:p>
        </text:list-item>
        <text:list-item>
          <text:p text:style-name="P24">Single Sentence Tagging Tasks</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01:36:51.261000000</meta:creation-date>
    <meta:editing-duration>PT7M48S</meta:editing-duration>
    <meta:editing-cycles>5</meta:editing-cycles>
    <meta:generator>LibreOffice/6.0.7.3$Linux_X86_64 LibreOffice_project/00m0$Build-3</meta:generator>
    <dc:date>2020-05-22T04:51:45.455058295</dc:date>
    <meta:document-statistic meta:table-count="0" meta:image-count="0" meta:object-count="0" meta:page-count="2" meta:paragraph-count="26" meta:word-count="422" meta:character-count="2818" meta:non-whitespace-character-count="2416"/>
  </office:meta>
</office:document-meta>
</file>